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" fo:font-size="8pt" fo:font-style="normal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2" table:default-cell-style-name="ce5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рода географии, топология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атмосфера, океаны, острова, горы, пустыни , рельеф, и прочее. </text:span></text:p>
            <text:p><text:span text:style-name="T3">интерьер и экстерьер,</text:span></text:p>
            <text:p><text:span text:style-name="T3">вещи в широком смысле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Распределенные в пространстве биологические реальности <text:span text:style-name="T2">биосфера, биоценозы, пространственное воплощение жизни, <text:s/>Экосистемы, биологическое пространственное разнообразие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Распределенная в пространстве социальная реальность <text:s text:c="2"/><text:span text:style-name="T2">страны, <text:s/>поселения, <text:s text:c="2"/>социальные границы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4">изобразительное искусство, фоторафия, ценности пространства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16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16:19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